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NimbusSanL-Regu" svg:font-family="NimbusSanL-Regu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Verdana" fo:font-size="12pt" fo:font-weight="normal" style:font-name-asian="NimbusSanL-Regu" style:font-size-asian="12pt" style:font-weight-asian="normal" style:font-name-complex="NimbusSanL-Regu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font-size="22pt" style:text-underline-style="none" fo:font-weight="normal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Verdana" fo:font-size="22pt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5">
      <style:paragraph-properties fo:text-align="start" style:justify-single-word="false" style:text-autospace="non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 style:text-autospace="non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style:font-name="Verdana" fo:font-size="12pt" fo:font-weight="normal" style:font-size-asian="14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Verdana" fo:font-size="12pt" fo:font-weight="normal" style:font-size-asian="14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Verdana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text-align="start" style:justify-single-word="false" style:text-autospace="none"/>
    </style:style>
    <style:style style:name="P20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1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font-name="Verdana" fo:font-size="12pt" style:font-size-asian="12pt" style:font-size-complex="12pt"/>
    </style:style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Verdana" fo:font-size="12pt" fo:font-weight="normal" style:font-size-asian="14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-asian="NimbusSanL-Regu" style:font-name-complex="NimbusSanL-Regu"/>
    </style:style>
    <style:style style:name="T6" style:family="text">
      <style:text-properties fo:color="#000000" style:text-line-through-styl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line-through-style="none" style:font-name="Verdana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style:text-line-through-style="none" style:font-name="Verdana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ksy Barcz<text:tab/><text:tab/><text:tab/><text:tab/><text:tab/><text:tab/><text:tab/><text:tab/> <text:tab/> <text:s text:c="4"/>04.07.2010</text:p>
      <text:p text:style-name="P2">Grzegorz Rząca<text:tab/><text:tab/><text:tab/><text:tab/><text:tab/><text:tab/><text:tab/><text:tab/> <text:s text:c="13"/>Warszaw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Sterownik do przetwornika A/C</text:p>
      <text:p text:style-name="P5">PIC18F4550 </text:p>
      <text:p text:style-name="P6">podłączanego przez USB</text:p>
      <text:p text:style-name="P1"><text:a xlink:type="simple" xlink:href="http://www.ise.pw.edu.pl/~wzab/opiclab/"><text:span text:style-name="T1">http://www.ise.pw.edu.pl/~wzab/opiclab/</text:span></text:a></text:p>
      <text:p text:style-name="P7"/>
      <text:p text:style-name="P7">Dokumentacja końcowa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3">Wydział Elektroniki i Technik Informacyjnych - Politechnika Warszawska</text:p>
      <text:p text:style-name="P4"><text:span text:style-name="T5">Projekt z przedmiotu </text:span>Sterowniki urządzeń - podstawy programowania </text:p>
      <text:p text:style-name="P18"><text:soft-page-break/></text:p>
      <text:p text:style-name="P18">Spis treści:</text:p>
      <text:list xml:id="list20155071" text:style-name="L5">
        <text:list-item>
          <text:p text:style-name="P11">Cel projektu</text:p>
        </text:list-item>
        <text:list-item>
          <text:p text:style-name="P11">Komunikacja z programem użytkownika <text:s text:c="23"/>(a.k.a. dokumentacja użytkowa)</text:p>
        </text:list-item>
        <text:list-item>
          <text:p text:style-name="P11">Podstawowy cykl życia sterownika</text:p>
        </text:list-item>
        <text:list-item>
          <text:p text:style-name="P11">Struktury danych</text:p>
        </text:list-item>
        <text:list-item>
          <text:p text:style-name="P11">Przykładowy program użytkownika usb-user</text:p>
        </text:list-item>
      </text:list>
      <text:p text:style-name="P10"/>
      <text:p text:style-name="P10"/>
      <text:p text:style-name="P10"/>
      <text:list xml:id="list43677600" text:style-name="L1">
        <text:list-item>
          <text:p text:style-name="P9">Cel projektu</text:p>
          <text:p text:style-name="P12">Sterownik przetwornika dla systemu Linux umożliwia jednoczesny odczyt danych z siedmiu kanałów urządzenia przez wiele programów użytkownika. </text:p>
          <text:p text:style-name="P12">Każdy program użytkownika może zażądać od sterownika danych z dowolnej liczby spośród dostępnych kanałów, z dowolną częstotliwością, mieszczącą się w faktycznych możliwościach urządzenia oraz w pakietach o różnej ilości próbek (każda próbka stanowi zapis danych z wybranych kanałów z pojedynczej chwili czasu). </text:p>
          <text:p text:style-name="P12">Sterownik powinien tak dobrać parametry próbkowania dla danego klienta, żeby w miarę możliwości spełnić jego wymagania, nie zakłócając pracy innych programów już pobierających dane od sterownika.</text:p>
          <text:p text:style-name="P12">W przypadku, gdy program użytkownika nie nadąża z odbieraniem danych od sterownika, sterownik powinien go ostrzec, a przy braku reakcji na ostrzeżenie - odłączyć od urządzenia.</text:p>
        </text:list-item>
      </text:list>
      <text:p text:style-name="P13"/>
      <text:list xml:id="list20198693" text:continue-numbering="true" text:style-name="L1">
        <text:list-item>
          <text:p text:style-name="P9">Komunikacja z programem użytkownika </text:p>
          <text:p text:style-name="P9">(a.k.a. dokumentacja użytkownika)</text:p>
        </text:list-item>
      </text:list>
      <text:p text:style-name="P20"><text:span text:style-name="Default_20_Paragraph_20_Font"><text:span text:style-name="T7"><text:tab/>Do komunikacji ze sterownikiem używać należy komend IOCTL</text:span></text:span></text:p>
      <text:p text:style-name="P20"><text:span text:style-name="Default_20_Paragraph_20_Font"><text:span text:style-name="T7"><text:tab/>IOCTL_SET_PARAMS oraz IOCTL_GET_DATA</text:span></text:span></text:p>
      <text:p text:style-name="P20"><text:span text:style-name="Default_20_Paragraph_20_Font"><text:span text:style-name="T8"><text:tab/>Próba </text:span></text:span><text:span text:style-name="Default_20_Paragraph_20_Font"><text:span text:style-name="T7">użycia funkcji read() i write() skończy się zwróceniem błędu.</text:span></text:span></text:p>
      <text:p text:style-name="P20"><text:span text:style-name="Default_20_Paragraph_20_Font"><text:span text:style-name="T7"><text:tab/>Przy tworzeniu programu użytkownika trzeba dołączyć plik usb-ioctl.h w <text:tab/>którym są odpowiednie prototypy</text:span></text:span></text:p>
      <text:p text:style-name="P20"><text:span text:style-name="Default_20_Paragraph_20_Font"><text:span text:style-name="T7"><text:tab/>(oraz sys/ioctl.h w którym są niezbędne funkcje).</text:span></text:span></text:p>
      <text:p text:style-name="P20"><text:span text:style-name="Default_20_Paragraph_20_Font"><text:span text:style-name="T7"><text:tab/>Użycie:</text:span></text:span></text:p>
      <text:p text:style-name="P20"><text:span text:style-name="Default_20_Paragraph_20_Font"><text:span text:style-name="T7"><text:tab/>IOCTL_SET_PARAMS</text:span></text:span></text:p>
      <text:p text:style-name="P20"><text:span text:style-name="Default_20_Paragraph_20_Font"><text:span text:style-name="T7"><text:tab/>Służy do 'przedstawienia się' sterownikowi i ustawienia/zmiany <text:tab/>parametrów z jakimi chcemy pobierać próbki. </text:span></text:span></text:p>
      <text:p text:style-name="P20"><text:span text:style-name="Default_20_Paragraph_20_Font"><text:span text:style-name="T7"><text:tab/>Do jądra musimy przekazać wskaźnik na tablicę przynajmniej 11 <text:tab/>elementów typu int (z tylu będą czytane dane)</text:span></text:span></text:p>
      <text:p text:style-name="P20"><text:span text:style-name="Default_20_Paragraph_20_Font"><text:span text:style-name="T7"><text:tab/>W pierwszym polu trzeba umieścić tzw. magic number (zdefiniowany jako <text:tab/>stała USB_AD_IOCTL_MAGIC_NUMBER w usb-ioctl.h)</text:span></text:span></text:p>
      <text:p text:style-name="P20"><text:span text:style-name="Default_20_Paragraph_20_Font"><text:span text:style-name="T7"><text:tab/>W drugim polu trzeba umieścić PID procesu użytkownika. Za pomocą <text:tab/>numeru PID sterownik rozróżnia programy klienckie.</text:span></text:span></text:p>
      <text:p text:style-name="P20"><text:soft-page-break/><text:span text:style-name="Default_20_Paragraph_20_Font"><text:span text:style-name="T7"><text:tab/>W trzecim polu trzeba umieścić częstotliwość z jaką chcemy próbkować</text:span></text:span></text:p>
      <text:p text:style-name="P20"><text:span text:style-name="Default_20_Paragraph_20_Font"><text:span text:style-name="T7"><text:tab/>W czwartym polu trzeba umieścić ile próbek chcemy odbierać naraz</text:span></text:span></text:p>
      <text:p text:style-name="P20"><text:span text:style-name="Default_20_Paragraph_20_Font"><text:span text:style-name="T7"><text:tab/>W następnych 7 określa się które kanały nas interesują 1 - będzie <text:tab/>próbkowany 0 - nie będzie próbkowany</text:span></text:span></text:p>
      <text:p text:style-name="P21"/>
      <text:p text:style-name="P20"><text:span text:style-name="Default_20_Paragraph_20_Font"><text:span text:style-name="T7"><text:tab/>Wartość zwracana:</text:span></text:span></text:p>
      <text:p text:style-name="P20"><text:span text:style-name="Default_20_Paragraph_20_Font"><text:span text:style-name="T7"><text:tab/>-1 w wypadku błędu</text:span></text:span></text:p>
      <text:p text:style-name="P20"><text:span text:style-name="Default_20_Paragraph_20_Font"><text:span text:style-name="T7"><text:tab/>Należy używać zmiennej errno (extern int errno;) do sprawdzania jaki to <text:tab/>był błąd</text:span></text:span></text:p>
      <text:p text:style-name="P20"><text:span text:style-name="Default_20_Paragraph_20_Font"><text:span text:style-name="T7"><text:tab/>EFAULT w wypadku problemu z alokacją pamięci lub gdy sterownik nie <text:tab/>będzie w stanie czytać z pamięci do której wskaźnik przekazaliśmy</text:span></text:span></text:p>
      <text:p text:style-name="P20"><text:span text:style-name="Default_20_Paragraph_20_Font"><text:span text:style-name="T7"><text:tab/>ENODEV w wypadku braku urządzenia/interfejsu</text:span></text:span></text:p>
      <text:p text:style-name="P20"><text:span text:style-name="Default_20_Paragraph_20_Font"><text:span text:style-name="T7"><text:tab/>EIO jeżeli magic number będzie nie poprawny</text:span></text:span></text:p>
      <text:p text:style-name="P20"><text:span text:style-name="Default_20_Paragraph_20_Font"><text:span text:style-name="T7"><text:tab/>0 jeśli wszystko wykona się poprawnie</text:span></text:span></text:p>
      <text:p text:style-name="P21"/>
      <text:p text:style-name="P20"><text:span text:style-name="Default_20_Paragraph_20_Font"><text:span text:style-name="T7"><text:tab/>IOCTL_GET_DATA</text:span></text:span></text:p>
      <text:p text:style-name="P20"><text:span text:style-name="Default_20_Paragraph_20_Font"><text:span text:style-name="T7"><text:tab/>Służy do pobierania danych z urządzenia.</text:span></text:span></text:p>
      <text:p text:style-name="P20"><text:span text:style-name="Default_20_Paragraph_20_Font"><text:span text:style-name="T7"><text:tab/>Do jądra musimy przekazać wskaźnik na tablicę będącą w stanie <text:tab/>pomieścić odpowiednią ilość próbek. W pierwszym polu (int) trzeba <text:tab/>umieścić tzw. magic number (zdefiniowany jako stała <text:tab/>USB_AD_IOCTL_MAGIC_NUMBER w usb-ioctl.h)</text:span></text:span></text:p>
      <text:p text:style-name="P20"><text:span text:style-name="Default_20_Paragraph_20_Font"><text:span text:style-name="T7"><text:tab/>W drugim polu (int) trzeba umieścić PID procesu użytkownika. Za <text:tab/>pomocą numeru PID sterownik rozróżnia programy klienckie.</text:span></text:span></text:p>
      <text:p text:style-name="P21"/>
      <text:p text:style-name="P20"><text:span text:style-name="Default_20_Paragraph_20_Font"><text:span text:style-name="T7"><text:tab/>Wartość zwracana:</text:span></text:span></text:p>
      <text:p text:style-name="P20"><text:span text:style-name="Default_20_Paragraph_20_Font"><text:span text:style-name="T7"><text:tab/>-1 w wypadku błędu</text:span></text:span></text:p>
      <text:p text:style-name="P20"><text:span text:style-name="Default_20_Paragraph_20_Font"><text:span text:style-name="T7"><text:tab/>Należy używać zmiennej errno (extern int errno;) do sprawdzania jaki to <text:tab/>był błąd</text:span></text:span></text:p>
      <text:p text:style-name="P20"><text:span text:style-name="Default_20_Paragraph_20_Font"><text:span text:style-name="T7"><text:tab/>EFAULT w wypadku problemu z alokacją pamięci lub gdy sterownik nie <text:tab/>będzie w stanie czytać/pisać do odpowiedniej ilości pamięci do której <text:tab/>wskaźnik przekazaliśmy lub gdy nie wykonaliśmy nigdy <text:tab/>IOCTL_SET_PARAMS</text:span></text:span></text:p>
      <text:p text:style-name="P20"><text:span text:style-name="Default_20_Paragraph_20_Font"><text:span text:style-name="T7"><text:tab/>ENODEV w wypadku braku urządzenia/interfejsu</text:span></text:span></text:p>
      <text:p text:style-name="P20"><text:span text:style-name="Default_20_Paragraph_20_Font"><text:span text:style-name="T7"><text:tab/>EIO jeżeli magic number będzie nie poprawny</text:span></text:span></text:p>
      <text:p text:style-name="P20"><text:span text:style-name="Default_20_Paragraph_20_Font"><text:span text:style-name="T7"><text:tab/>USB_AD_CLIENT_TOO_SLOW jeśli klient nie nadąża z odbieraniem <text:tab/>danych</text:span></text:span></text:p>
      <text:p text:style-name="P20"><text:span text:style-name="Default_20_Paragraph_20_Font"><text:span text:style-name="T7"><text:tab/>(UWAGA klient mimo to dostanie dane, jednak nie będą one aktualne <text:tab/>[nie odświeżane od czasu zapełnienia pomocniczych buforów dla danego <text:tab/>klienta])</text:span></text:span></text:p>
      <text:p text:style-name="P20"><text:span text:style-name="Default_20_Paragraph_20_Font"><text:span text:style-name="T7"><text:tab/>0 jeśli wszystko wykona się poprawnie</text:span></text:span></text:p>
      <text:list xml:id="list20222376" text:continue-numbering="true" text:style-name="L1">
        <text:list-header>
          <text:p text:style-name="P9"><text:span text:style-name="Zeichenformat"><text:span text:style-name="T6"/></text:span></text:p>
        </text:list-header>
      </text:list>
      <text:p text:style-name="P13"/>
      <text:p text:style-name="P13"/>
      <text:list xml:id="list20224860" text:continue-numbering="true" text:style-name="L1">
        <text:list-item>
          <text:p text:style-name="P9"><text:soft-page-break/>Podstawowy cykl życia sterownika</text:p>
          <text:p text:style-name="P12">Dla zapewnienia możliwie jak najszerszej puli jednoczesnych żądań, zaimplementowaliśmy następujące rozwiązanie:</text:p>
        </text:list-item>
      </text:list>
      <text:list xml:id="list43682374" text:style-name="L2">
        <text:list-item>
          <text:list>
            <text:list-item>
              <text:p text:style-name="P16">po wykryciu urządzenia, sterownik tworzy struktury danych potrzebne do komunikacji z programami użytkownika</text:p>
            </text:list-item>
            <text:list-item>
              <text:p text:style-name="P16">po podłączeniu pierwszego użytkownika, sterownik tworzy odpowiednie struktury danych dla programu użytkownika, a następnie rozpoczyna próbkowanie na wszystkich kanałach z maksymalną możliwą prędkością przy pomocy bulk URB zlecanych asynchronicznie - każde wywołanie metody read_callback powoduje zapisanie otrzymanych danych po kolei do buforów przypisanych do podłączonych użytkowników, ewentualne ustawienie flag ostrzeżeń bądź usunięcie zbyt wolnych klientów, a następnie ponowne zlecenie URBa do odczytu</text:p>
            </text:list-item>
            <text:list-item>
              <text:p text:style-name="P16">podłączenie każdego kolejnego użytkownika powoduje utworzenie dla niego odpowiednich struktur danych oraz rozpoczęcie zapisu do tych struktur danych z żądanych kanałów</text:p>
            </text:list-item>
            <text:list-item>
              <text:p text:style-name="P16">zbyt wolny program użytkownika zostaje ostrzeżony podczas kolejnej próby odczytu danych z urządzenia, a w przypadku braku reakcji na ostrzeżenie, bądź zbyt późnego odczytu, zostaje odłączony od sterownika, a przynależne mu struktury danych - usunięte</text:p>
            </text:list-item>
            <text:list-item>
              <text:p text:style-name="P16">odłączenie programu od sterownika jest realizowane automatycznie przez mechanizm usuwania zbyt powolnych programów</text:p>
            </text:list-item>
            <text:list-item>
              <text:p text:style-name="P16">odłączenie ostatniego z programów użytkownika powoduje zatrzymanie próbkowania z urządzenia</text:p>
            </text:list-item>
            <text:list-item>
              <text:p text:style-name="P16">odłączenie urządzenia powoduje usunięcie struktur danych</text:p>
            </text:list-item>
          </text:list>
          <text:p text:style-name="P16"/>
          <text:p text:style-name="P16">Ponadto:</text:p>
          <text:list text:continue-numbering="true">
            <text:list-item>
              <text:p text:style-name="P19"><text:span text:style-name="T2">Odłączenie urządzenia w momencie, gdy są podłączone do niego programy użytkownika powoduje natychmiastowe zakończenie </text:span><text:span text:style-name="T2">wszystkich ich operacji odczytu i, następnie, bezpieczne usunięcie struktur danych.</text:span></text:p>
            </text:list-item>
          </text:list>
        </text:list-item>
      </text:list>
      <text:p text:style-name="P17"/>
      <text:list xml:id="list20211225" text:continue-list="list20224860" text:style-name="L1">
        <text:list-item>
          <text:p text:style-name="P9">Struktury danych</text:p>
          <text:p text:style-name="P9"><text:span text:style-name="T3">Główną strukturą danych w sterowniku jest </text:span><text:span text:style-name="T4">tablica klientów</text:span><text:span text:style-name="T3"> (programów użytkownika korzystających ze sterownika) - gpClients_array.</text:span></text:p>
          <text:p text:style-name="P9"><text:span text:style-name="T3">Każdy wpis w tablicy zawiera podstawowe </text:span><text:span text:style-name="T4">dane opisujące klienta</text:span><text:span text:style-name="T3">, takie jak:</text:span></text:p>
        </text:list-item>
      </text:list>
      <text:list xml:id="list43655024" text:style-name="L3">
        <text:list-item>
          <text:list>
            <text:list-item>
              <text:p text:style-name="P14">PID</text:p>
            </text:list-item>
            <text:list-item>
              <text:p text:style-name="P14">parametry próbkowania</text:p>
            </text:list-item>
            <text:list-item>
              <text:p text:style-name="P14">zmienne wykorzystywane do ostrzeżenia a następnie usunięcia klienta</text:p>
            </text:list-item>
            <text:list-item>
              <text:p text:style-name="P14">własną kolejkę, na której czeka na dane od sterownika</text:p>
            </text:list-item>
            <text:list-item>
              <text:p text:style-name="P14">dwa bufory danych</text:p>
            </text:list-item>
          </text:list>
        </text:list-item>
      </text:list>
      <text:p text:style-name="P13"/>
      <text:list xml:id="list20200973" text:continue-list="list20211225" text:style-name="L1">
        <text:list-header>
          <text:p text:style-name="P9"><text:span text:style-name="T3">Każdy z </text:span><text:span text:style-name="T4">buforów klienta</text:span><text:span text:style-name="T3"> zawiera:</text:span></text:p>
        </text:list-header>
      </text:list>
      <text:list xml:id="list43652311" text:style-name="L4">
        <text:list-item>
          <text:list>
            <text:list-item>
              <text:p text:style-name="P15">bufor danych o rozmiarze odpowiadającym wielkości pobranych danych z jednej chwili czasu wymnożonym przez ilość próbek z różnych chwil, jakie chce naraz otrzymywać klient, wraz ze znacznikiem pozycji</text:p>
            </text:list-item>
            <text:list-item>
              <text:p text:style-name="P15"><text:soft-page-break/>parametr określający z ilu próbek należy wybierać jedną wartość (możliwe łatwe rozszerzenie funkcjonalności o uśrednianie danych z kilku różnych chwil) - dla zapewnienia pożądanej przez klienta częstotliwości próbkowania</text:p>
            </text:list-item>
            <text:list-item>
              <text:p text:style-name="P15">flagę, pokazującą czy bufor jest pełny</text:p>
            </text:list-item>
          </text:list>
        </text:list-item>
      </text:list>
      <text:p text:style-name="P13"/>
      <text:list xml:id="list20217521" text:continue-list="list20200973" text:style-name="L1">
        <text:list-header>
          <text:p text:style-name="P12">Każdy zapis do bufora (ma miejsce po każdym otrzymanym URBie z danymi od przetwornika) oraz odczyt (skopiowanie do przestrzeni użytkownika całego pełnego bufora danych) realizowane są wyłącznie przez odpowiednie metody bufora, zapewniające właściwy dostęp do danych.</text:p>
        </text:list-header>
      </text:list>
      <text:p text:style-name="P13"/>
      <text:list xml:id="list20205705" text:continue-numbering="true" text:style-name="L1">
        <text:list-header>
          <text:p text:style-name="P12">Każdy wybór bajtów z aktualnej próbki otrzymanej od przetwornika do postaci gotowej do zapisania do buforów realizowany jest przez odpowiednią metodę klienta.</text:p>
        </text:list-header>
      </text:list>
      <text:p text:style-name="P13"/>
      <text:list xml:id="list20224040" text:continue-numbering="true" text:style-name="L1">
        <text:list-header>
          <text:p text:style-name="P9"><text:span text:style-name="T3">Klient budzony jest, gdy jeden z jego buforów jest pełen i gotów do odczytu. Dla zapewnienia, że zebrane dane nie ulegną nadpisaniu aż do momentu ich odczytania przez użytkownika, a kolejne nadchodzące próbki nie zostaną utracona w trakcie oczekiwania na odczyt, zastosowaliśmy </text:span><text:span text:style-name="T4">podwójne buforowanie</text:span><text:span text:style-name="T3"> - w trakcie, gdy jeden bufor jest pełen i czeka na odczyt użytkownika, sterownik przenosi zapis do drugiego bufora i kontynuuje aż do jego zapełnienia.</text:span></text:p>
          <text:p text:style-name="P12"/>
        </text:list-header>
        <text:list-item>
          <text:p text:style-name="P9">Przykładowy program użytkownika usb-user</text:p>
          <text:p text:style-name="P9"><text:span text:style-name="T3">Dołączony przykładowy program (usb-user.c) pokazuje przykładową komunikację ze sterownikiem - pozwala na ustawienie parametrów próbkowania oraz ich zmianę w trakcie trwania komunikacji ze sterownikiem oraz wypisuje odbierane dane na konsolę.</text:span></text:p>
          <text:p text:style-name="P12"/>
        </text:list-item>
      </text:list>
      <text:p text:style-name="P13"/>
      <text:p text:style-name="P17"/>
      <text:list xml:id="list20209801" text:continue-list="list43682374" text:style-name="L2">
        <text:list-item>
          <text:list>
            <text:list-header>
              <text:p text:style-name="P16"/>
              <text:p text:style-name="P16"/>
            </text:list-header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SanL-Regu" svg:font-family="NimbusSanL-Regu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yle-2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b</meta:initial-creator>
    <meta:creation-date>2010-07-04T22:13:54.20</meta:creation-date>
    <dc:date>2010-07-05T00:09:27.39</dc:date>
    <dc:creator>a b</dc:creator>
    <meta:editing-duration>PT00H41M17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5" meta:paragraph-count="84" meta:word-count="1027" meta:character-count="7637"/>
    <meta:user-defined meta:name="Informacja 1"/>
    <meta:user-defined meta:name="Informacja 2"/>
    <meta:user-defined meta:name="Informacja 3"/>
    <meta:user-defined meta:name="Informacja 4"/>
  </office:meta>
</office:document-meta>
</file>